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exusSerif" svg:font-family="NexusSerif, 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indent="0cm" style:auto-text-indent="false"/>
    </style:style>
    <style:style style:name="P2" style:family="paragraph" style:parent-style-name="Text_20_body">
      <style:paragraph-properties fo:margin-left="0cm" fo:margin-right="0cm" fo:margin-top="0cm" fo:margin-bottom="0cm" loext:contextual-spacing="false" fo:line-height="162%" fo:text-indent="0cm" style:auto-text-indent="false" fo:padding="0cm" fo:border="none"/>
    </style:style>
    <style:style style:name="P3" style:family="paragraph" style:parent-style-name="Text_20_body">
      <style:paragraph-properties fo:margin-left="0cm" fo:margin-right="0cm" fo:margin-top="0cm" fo:margin-bottom="0cm" loext:contextual-spacing="false" fo:line-height="162%" fo:text-indent="0cm" style:auto-text-indent="false" fo:padding="0cm" fo:border="none"/>
      <style:text-properties style:font-name="NexusSerif" fo:font-weight="normal"/>
    </style:style>
    <style:style style:name="P4" style:family="paragraph" style:parent-style-name="Heading_20_2">
      <style:text-properties fo:font-variant="normal" fo:text-transform="none" fo:color="#222222" style:font-name="NexusSerif" fo:font-size="11.25pt" fo:letter-spacing="normal" fo:font-style="normal" fo:font-weight="normal" loext:padding="0cm" loext:border="none"/>
    </style:style>
    <style:style style:name="P5" style:family="paragraph" style:parent-style-name="Heading_20_2">
      <style:paragraph-properties fo:margin-left="0cm" fo:margin-right="0cm" fo:margin-top="0cm" fo:margin-bottom="0cm" loext:contextual-spacing="false" fo:line-height="140%" fo:text-indent="0cm" style:auto-text-indent="false" fo:padding="0cm" fo:border="none"/>
      <style:text-properties fo:font-variant="normal" fo:text-transform="none" fo:color="#222222" style:font-name="NexusSerif" fo:font-style="normal" fo:font-weight="normal"/>
    </style:style>
    <style:style style:name="T1" style:family="text">
      <style:text-properties fo:font-weight="bold" loext:padding="0cm" loext:border="none"/>
    </style:style>
    <style:style style:name="T2" style:family="text">
      <style:text-properties style:font-name="NexusSerif" fo:font-weight="bold" loext:padding="0cm" loext:border="none"/>
    </style:style>
    <style:style style:name="T3" style:family="text">
      <style:text-properties style:font-name="NexusSerif" fo:font-style="italic" fo:font-weight="normal" loext:padding="0cm" loext:border="none"/>
    </style:style>
    <style:style style:name="T4" style:family="text">
      <style:text-properties style:font-name="NexusSerif" fo:font-style="italic" fo:font-weight="bold" loext:padding="0cm" loext:border="none"/>
    </style:style>
    <style:style style:name="T5" style:family="text">
      <style:text-properties style:font-name="NexusSerif" fo:font-weight="normal"/>
    </style:style>
    <style:style style:name="T6" style:family="text">
      <style:text-properties style:font-name="NexusSerif" fo:font-weight="normal" loext:padding="0cm" loext:border="none"/>
    </style:style>
    <style:style style:name="T7" style:family="text">
      <style:text-properties style:font-name="NexusSerif" style:text-underline-style="solid" style:text-underline-width="auto" style:text-underline-color="font-color" fo:font-weight="bold" loext:padding="0cm" loext:border="none"/>
    </style:style>
    <style:style style:name="T8" style:family="text">
      <style:text-properties fo:color="#007398" style:text-line-through-style="none" style:text-line-through-type="none" style:font-name="NexusSerif" style:text-underline-style="none" fo:font-weight="normal" style:text-blinking="false" loext:padding="0cm"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Guide for Authors</text:h>
      <text:p text:style-name="P2"><text:span text:style-name="Strong_20_Emphasis"><text:span text:style-name="T2">Aims and scope:</text:span></text:span></text:p>
      <text:p text:style-name="P2"><text:span text:style-name="Emphasis"><text:span text:style-name="T3">Schizophrenia Research</text:span></text:span><text:span text:style-name="T5"> provides rapid publication of new international research that contributes to the understanding of schizophrenia and related disorders. The journal brings together previously separated biological, clinical and psychological research on this disorder, and stimulates the synthesis of clinical and research data into cohesive hypthesis.</text:span></text:p>
      <text:p text:style-name="P2"><text:span text:style-name="Strong_20_Emphasis"><text:span text:style-name="T2">Types of papers:</text:span></text:span></text:p>
      <text:p text:style-name="P3">(1) Full-length papers: 2000-3000 words (excluding tables, figures and references).(2) Short communications: 1000-1500 words (excluding tables, figures and references).(3) Letters to the Editors: 600-800 words, 10 references, 1 figure or table.(4) Special solicited research and/or reviews.(5) Invited comments or hypotheses.(6) Editorials.(7) Schizophrenia meeting reviews; solicited and/or submitted.(8) Book reviews.</text:p>
      <text:p text:style-name="P2"><text:span text:style-name="Strong_20_Emphasis"><text:span text:style-name="T2">Submission Checklist:</text:span></text:span></text:p>
      <text:p text:style-name="P3">It is hoped that this list will be useful during the final checking of an article prior to sending it to the journal's editor for review. Please consult this Guide for Authors for further details of any item.</text:p>
      <text:p text:style-name="P2"><text:span text:style-name="Emphasis"><text:span text:style-name="T3">Ensure that the following items are present:</text:span></text:span></text:p>
      <text:p text:style-name="P2">•<text:span text:style-name="T5">One author designated as corresponding author<text:line-break/>•E-mail address<text:line-break/>•Full postal address<text:line-break/>•Telephone and fax numbers<text:line-break/>•All necessary files have been uploaded<text:line-break/>•Keywords<text:line-break/>•All figure captions<text:line-break/>•All tables (including title, description, footnotes)</text:span></text:p>
      <text:p text:style-name="P2"><text:span text:style-name="Strong_20_Emphasis"><text:span text:style-name="T2">Further considerations</text:span></text:span></text:p>
      <text:p text:style-name="P2">•<text:span text:style-name="T5">Manuscript has been "spell checked"<text:line-break/>•References are in the correct format for this journal<text:line-break/>•All references mentioned in the Reference list are cited in the text, and vice versa<text:line-break/></text:span><text:soft-page-break/><text:span text:style-name="T5">•Permission has been obtained for use of copyrighted material from other sources (including the Web)<text:line-break/>•Colour figures are clearly marked as being intended for colour reproduction or to be reproduced in black-and-white</text:span></text:p>
      <text:p text:style-name="P2"><text:span text:style-name="Strong_20_Emphasis"><text:span text:style-name="T2">General</text:span></text:span></text:p>
      <text:p text:style-name="P3">Submission of an article implies that the work described has not been published previously (except in the form of an abstract or as part of a published lecture or academic thesis), that it is not under consideration for publication elsewhere, that its publication is approved by all authors and tacitly or explicitly by the responsible authorities where the work was carried out, and that, if accepted, it will not be published elsewhere in the same form, in English or in any other language, without the written consent of the Publisher.</text:p>
      <text:p text:style-name="P2"><text:span text:style-name="T5">Upon acceptance of an article, you will be asked to transfer copyright (for more information on copyright see </text:span><text:a xlink:type="simple" xlink:href="http://authors.elsevier.com/journal/schres" office:target-frame-name="_blank" xlink:show="new" text:style-name="Internet_20_link" text:visited-style-name="Visited_20_Internet_20_Link"><text:span text:style-name="T8">http://authors.elsevier.com/journal/schres</text:span></text:a><text:span text:style-name="T5">. This transfer will ensure the widest possible dissemination of information. If excerpts from other copyrighted works are included in the submission, the author(s) must obtain written permission from the copyright owners and credit the source(s) in the article. Elsevier has preprinted forms for use by authors in these cases: contact Elsevier's Rights Department, Philadelphia, PA, USA: phone (+1) 215 238 7869, fax (+1) 215 238 2239, e-mail </text:span><text:a xlink:type="simple" xlink:href="mailto:healthpermissions@elsevier.com" text:style-name="Internet_20_link" text:visited-style-name="Visited_20_Internet_20_Link"><text:span text:style-name="T8">healthpermissions@elsevier.com</text:span></text:a><text:span text:style-name="T5">.</text:span></text:p>
      <text:p text:style-name="P2"><text:span text:style-name="T5">Requests for materials from other Elsevier publications may also be completed on-line via the Elsevier homepage </text:span><text:a xlink:type="simple" xlink:href="http://www.elsevier.com/locate/permissions" text:style-name="Internet_20_link" text:visited-style-name="Visited_20_Internet_20_Link"><text:span text:style-name="T8">http://www.elsevier.com/locate/permissions</text:span></text:a></text:p>
      <text:p text:style-name="P2"><text:span text:style-name="Strong_20_Emphasis"><text:span text:style-name="T2">Elsevier supports responsible sharing</text:span></text:span></text:p>
      <text:p text:style-name="P2"><text:span text:style-name="T5">Find out how you can </text:span><text:a xlink:type="simple" xlink:href="https://www.elsevier.com/sharing-articles" text:style-name="Internet_20_link" text:visited-style-name="Visited_20_Internet_20_Link"><text:span text:style-name="T8">share your research</text:span></text:a><text:span text:style-name="T5"> published in Elsevier journals.</text:span></text:p>
      <text:p text:style-name="P2"><text:span text:style-name="Strong_20_Emphasis"><text:span text:style-name="T2">Article transfer service</text:span></text:span></text:p>
      <text:p text:style-name="P2"><text:span text:style-name="T5">This journal is part of our Article Transfer Service. This means that if the Editor feels your article is more suitable in one of our other participating journals, then you may be asked to consider transferring the article to one of those. If you agree, your article will be transferred automatically on your behalf with no need to reformat. Please note that your article will be reviewed again by the </text:span><text:soft-page-break/><text:span text:style-name="T5">new journal. More information about this can be found here: </text:span><text:a xlink:type="simple" xlink:href="http://www.elsevier.com/authors/article-transfer-service" text:style-name="Internet_20_link" text:visited-style-name="Visited_20_Internet_20_Link"><text:span text:style-name="T8">http://www.elsevier.com/authors/article-transfer-service</text:span></text:a><text:span text:style-name="T5">.</text:span></text:p>
      <text:p text:style-name="P2"><text:span text:style-name="Strong_20_Emphasis"><text:span text:style-name="T2">Sponsored Articles:</text:span></text:span></text:p>
      <text:p text:style-name="P2"><text:span text:style-name="Emphasis"><text:span text:style-name="T3">Schizophrenia Research</text:span></text:span><text:span text:style-name="T5">now offers authors the option to sponsor non-subscriber access to individual articles. The access sponsorship contribution fee per article is USD 3,000. This contribution is necessary to offset publishing costs - from managing article submission and peer review, to typesetting, tagging and indexing of articles, hosting articles on dedicated servers, supporting sales and marketing costs to ensure global dissemination via ScienceDirect, and permanently preserving the published journal article. The sponsorship fee excludes taxes and other potential author fees such as color charges which are additional.</text:span></text:p>
      <text:p text:style-name="P2">•<text:span text:style-name="T5">Authors can specify that they would like to select this option after receiving notification that their article has been accepted for publication, but not before. This eliminates a potential conflict of interest by ensuring that the journal does not have a financial incentive to accept an article for publication.<text:line-break/>•Authors who have had their article accepted and who wish to sponsor their article to make it available to non-subscribers should complete and submit the sponsored article order form </text:span><text:a xlink:type="simple" xlink:href="http://www.elsevier.com/framework_authors/Sponsoredarticles/articlesponsorshipform.pdf" text:style-name="Internet_20_link" text:visited-style-name="Visited_20_Internet_20_Link"><text:span text:style-name="T8">http://www.elsevier.com/framework_authors/Sponsoredarticles/articlesponsorshipform.pdf</text:span></text:a><text:span text:style-name="T5">.</text:span></text:p>
      <text:p text:style-name="P2"><text:span text:style-name="Strong_20_Emphasis"><text:span text:style-name="T2">Submission of manuscripts</text:span></text:span></text:p>
      <text:p text:style-name="P2"><text:span text:style-name="Emphasis"><text:span text:style-name="T3">Schizophrenia Research</text:span></text:span><text:span text:style-name="T5"> proceeds totally online via the Elsevier Editorial System. In case you do not have an Internet connection, please contact the appropriate Editorial Office for alternative instructions. By accessing the online submission at </text:span><text:a xlink:type="simple" xlink:href="http://www.ees.elsevier.com/schres" office:target-frame-name="_blank" xlink:show="new" text:style-name="Internet_20_link" text:visited-style-name="Visited_20_Internet_20_Link"><text:span text:style-name="T8">http://www.ees.elsevier.com/schres</text:span></text:a><text:span text:style-name="T5"> you will be guided stepwise through the creation and uploading of the various files. When submitting a manuscript online, authors need to provide an electronic version of their manuscript and any accompanying figures and tables and are requested to direct the manuscripts to the most appropriate Editor.</text:span></text:p>
      <text:p text:style-name="P3">Once the uploading is done, the system automatically generates an electronic (PDF) proof, which is then used for reviewing. All correspondence, including the <text:soft-page-break/>Editor's decision and request for revisions, will be processed through the system and will reach the corresponding author by e-mail.</text:p>
      <text:p text:style-name="P3">Once a manuscript has successfully been submitted via the online submission system authors may track the status of their manuscript using the online submission system (details will be provided by e-mail). If your manuscript is accepted by the journal, subsequent tracking facilities are available on Elsevier's Author Gateway, using the unique reference number provided by Elsevier and corresponding author name (details will be provided by e-mail).</text:p>
      <text:p text:style-name="P3">Authors may send queries concerning the submission process or journal procedures to the Editorial Offices:</text:p>
      <text:p text:style-name="P2"><text:span text:style-name="Strong_20_Emphasis"><text:span text:style-name="T2">Co-Editors-in-Chief</text:span></text:span></text:p>
      <text:p text:style-name="P2"><text:span text:style-name="Emphasis"><text:span text:style-name="T3">For the Americas:</text:span></text:span><text:span text:style-name="T5"><text:line-break/></text:span><text:span text:style-name="Strong_20_Emphasis"><text:span text:style-name="T2">Henry A. Nasrallah, MD.</text:span></text:span><text:span text:style-name="T5">,<text:line-break/>Department of Neurology &amp; Psychiatry<text:line-break/>Saint Louis University School of Medicine<text:line-break/>1438 South Grand Blvd.<text:line-break/>St. Louis, Missouri 63104<text:line-break/>USA<text:line-break/>E-mail: </text:span><text:a xlink:type="simple" xlink:href="mailto:hnasral@slu.edu" text:style-name="Internet_20_link" text:visited-style-name="Visited_20_Internet_20_Link"><text:span text:style-name="T8">hnasral@slu.edu</text:span></text:a></text:p>
      <text:p text:style-name="P2"><text:span text:style-name="Emphasis"><text:span text:style-name="T3">For outside the Americas:</text:span></text:span><text:span text:style-name="T5"><text:line-break/></text:span><text:span text:style-name="Strong_20_Emphasis"><text:span text:style-name="T2">Lynn E. DeLisi, M.D.</text:span></text:span><text:span text:style-name="T5"><text:line-break/>VA Boston Healthcare System<text:line-break/>Harvard Medical School<text:line-break/>940 Belmont Ave.<text:line-break/>Brockton, Massachusetts 02301<text:line-break/>USA<text:line-break/>E-mail: </text:span><text:a xlink:type="simple" xlink:href="mailto:Delisi76@aol.com" text:style-name="Internet_20_link" text:visited-style-name="Visited_20_Internet_20_Link"><text:span text:style-name="T8">Delisi76@aol.com</text:span></text:a></text:p>
      <text:p text:style-name="P2"><text:span text:style-name="Strong_20_Emphasis"><text:span text:style-name="T2">Senior Managing Editor, St. Louis Editorial Office</text:span></text:span><text:span text:style-name="T5"><text:line-break/></text:span><text:span text:style-name="Strong_20_Emphasis"><text:span text:style-name="T2">Amelia T. Nasrallah, MA</text:span></text:span><text:span text:style-name="T5"><text:line-break/>E-mail: </text:span><text:a xlink:type="simple" xlink:href="mailto:NASRALAT@UCMAIL.UC.EDU" text:style-name="Internet_20_link" text:visited-style-name="Visited_20_Internet_20_Link"><text:span text:style-name="T8">NASRALAT@UCMAIL.UC.EDU</text:span></text:a></text:p>
      <text:p text:style-name="P2"><text:span text:style-name="T5">For further details on how to submit online, please refer to the online EES Tutorial for authors. Alternatively please visit our </text:span><text:a xlink:type="simple" xlink:href="http://service.elsevier.com/app/home/supporthub/publishing/" office:target-frame-name="_blank" xlink:show="new" text:style-name="Internet_20_link" text:visited-style-name="Visited_20_Internet_20_Link"><text:span text:style-name="T8">Support Center</text:span></text:a><text:span text:style-name="T5">.</text:span></text:p>
      <text:h text:style-name="P5" text:outline-level="2"><text:soft-page-break/>Preparation of text</text:h>
      <text:p text:style-name="P1"><text:span text:style-name="Strong_20_Emphasis"><text:span text:style-name="T1">Presentation of manuscript</text:span></text:span></text:p>
      <text:p text:style-name="P3">Please write your text in good English (American or British usage is accepted, but not a mixture of these). Italics are not to be used for expressions of Latin origin, for example, in vivo, et al., per se. Use decimal points (not commas); use a space for thousands (10 000 and above).</text:p>
      <text:p text:style-name="P3">Provide the following data on the title page (in the order given).</text:p>
      <text:p text:style-name="P2"><text:span text:style-name="Emphasis"><text:span text:style-name="T3">Title.</text:span></text:span><text:span text:style-name="T5"> Concise and informative. The title should indicate the main point of the manuscript. Note that titles are often used in information-retrieval systems. Avoid abbreviations and formulae where possible.</text:span></text:p>
      <text:p text:style-name="P2"><text:span text:style-name="Emphasis"><text:span text:style-name="T3">Author names and affiliations. </text:span></text:span><text:span text:style-name="T5">Where the family name may be ambiguous (e.g., a double name), please indicate this clearly. Present the authors' affiliation addresses (where the actual work was done) below the names. Indicate all affiliations with a lower-case superscript letter immediately after the author's name and in front of the appropriate address. Provide the full postal address of each affiliation, including the country name, and, if available, the e-mail address of each author.</text:span></text:p>
      <text:p text:style-name="P2"><text:span text:style-name="Emphasis"><text:span text:style-name="T3">Corresponding author.</text:span></text:span><text:span text:style-name="T5"> Clearly indicate who is willing to handle correspondence at all stages of refereeing and publication, also post-publication. Ensure that telephone and fax numbers (with country and area code) are provided in addition to the e-mail address and the complete postal address.</text:span></text:p>
      <text:p text:style-name="P2"><text:span text:style-name="Emphasis"><text:span text:style-name="T3">Present/permanent address.</text:span></text:span><text:span text:style-name="T5"> If an author has moved since the work described in the article was done, or was visiting at the time, a 'Present address' (or 'Permanent address') may be indicated as a footnote to that author's name. The address at which the author actually did the work must be retained as the main, affiliation address. Superscript Arabic numerals are used for such footnotes.</text:span></text:p>
      <text:p text:style-name="P2"><text:span text:style-name="Emphasis"><text:span text:style-name="T3">Abstract.</text:span></text:span><text:span text:style-name="T5"> A concise and factual abstract is required (maximum length 250 words for full-length papers or 100 words for short communications). The abstract should state briefly the purpose of the research, the principal results and major conclusions. An abstract is often presented separate from the article, so it must be able to stand alone. References should therefore be avoided, but </text:span><text:soft-page-break/><text:span text:style-name="T5">if essential, they must be cited in full, without reference to the reference list. Non-standard or uncommon abbreviations should be avoided, but if essential they must be defined at their first mention in the abstract itself.</text:span></text:p>
      <text:p text:style-name="P2"><text:span text:style-name="Emphasis"><text:span text:style-name="T3">Keywords.</text:span></text:span><text:span text:style-name="T5"> Immediately after the abstract, provide a maximum of six keywords, using American spelling and avoiding general and plural terms and multiple concepts (avoid, for example, 'and', 'of'). Be sparing with abbreviations: only abbreviations firmly established in the field may be eligible. These keywords will be used for indexing purposes.</text:span></text:p>
      <text:p text:style-name="P2"><text:span text:style-name="Emphasis"><text:span text:style-name="T3">Abbreviations. </text:span></text:span><text:span text:style-name="T5">Define abbreviations that are not standard in this field at their first occurrence in the article: in the abstract but also in the main text after it. Ensure consistency of abbreviations throughout the article.</text:span></text:p>
      <text:p text:style-name="P2"><text:span text:style-name="Strong_20_Emphasis"><text:span text:style-name="T2">Arrangement of the article</text:span></text:span></text:p>
      <text:p text:style-name="P2"><text:span text:style-name="Emphasis"><text:span text:style-name="T3">Subdivision of the article.</text:span></text:span><text:span text:style-name="T5"> Divide your article into clearly defined and numbered sections. Subsections should be numbered 1.1 (then 1.1.1, 1.1.2, ?), 1.2, etc. (the abstract is not included in section numbering). Use this numbering also for internal cross-referencing: do not just refer to 'the text'. Any subsection may be given a brief heading. Each heading should appear on its own separate line.</text:span></text:p>
      <text:p text:style-name="P2"><text:span text:style-name="Emphasis"><text:span text:style-name="T3">Introduction. </text:span></text:span><text:span text:style-name="T5">State the objectives of the work and provide an adequate background, avoiding a detailed literature survey or a summary of the results.</text:span></text:p>
      <text:p text:style-name="P2"><text:span text:style-name="Emphasis"><text:span text:style-name="T3">Experimental/Materials and methods. </text:span></text:span><text:span text:style-name="T5">Provide sufficient detail to allow the work to be reproduced. Methods already published should be indicated by a reference: only relevant modifications should be described. Statistical tests used for evaluation of data should be briefly explained. In case of experimental studies, animals used should be described, including information on breed, breeder, sex, age, weight and the maintenance conditions. Special chemicals and their sources should be grouped under a separate sub-heading. For drugs generic names should be used; trade names may be given in brackets where the drug is first mentioned. In case of a new drug, a chemical description (formula) should be given. The form of a drug used should also be indicated.</text:span></text:p>
      <text:p text:style-name="P2"><text:span text:style-name="Emphasis"><text:span text:style-name="T3">Results.</text:span></text:span><text:span text:style-name="T5"> In this section the findings should be described clearly, concisely, and in logical order without extended discussions of their significance. Only in case of short communications, the results and discussion sections may be combined. </text:span><text:soft-page-break/><text:span text:style-name="T5">Results should usually be presented in graphic or tabular form, rather than discursively. There should be no duplication in text, tables and figures. Experimental conclusions should normally be based on adequate numbers of observations with statistical analysis of variance and the significance of differences. The number of individual values represented by a mean should be indicated.</text:span></text:p>
      <text:p text:style-name="P2"><text:span text:style-name="Emphasis"><text:span text:style-name="T3">Discussion.</text:span></text:span><text:span text:style-name="T5"> This section should present conclusions to be drawn from the results accompanied by an assessment of their significance in relation to previous work. Speculative discussion is not discouraged, but the speculation should be based on the data presented and identified as such. In general, the discussion should be as concise as possible.</text:span></text:p>
      <text:p text:style-name="P2"><text:span text:style-name="Emphasis"><text:span text:style-name="T3">Author Disclosure</text:span></text:span></text:p>
      <text:p text:style-name="P2"><text:span text:style-name="Strong_20_Emphasis"><text:span text:style-name="T2">Funding body agreements and policies</text:span></text:span><text:span text:style-name="T5"> Elsevier has established agreements and developed policies to allow authors whose articles appear in journals published by Elsevier, to comply with potential manuscript archiving requirements as specified as conditions of their grant awards. To learn more about existing agreements and policies please visit </text:span><text:a xlink:type="simple" xlink:href="http://www.elsevier.com/fundingbodies" text:style-name="Internet_20_link" text:visited-style-name="Visited_20_Internet_20_Link"><text:span text:style-name="T8">http://www.elsevier.com/fundingbodies</text:span></text:a></text:p>
      <text:p text:style-name="P2"><text:span text:style-name="T5">Following the </text:span><text:span text:style-name="Strong_20_Emphasis"><text:span text:style-name="T2">Funding body agreements and policies</text:span></text:span><text:span text:style-name="T5"> text, authors are required to declare their individual contribution to the manuscript under a subheading </text:span><text:span text:style-name="Strong_20_Emphasis"><text:span text:style-name="T2">Contributors</text:span></text:span><text:span text:style-name="T5">.</text:span></text:p>
      <text:p text:style-name="P2"><text:span text:style-name="Emphasis"><text:span text:style-name="T3">eg, Author X designed the study and wrote the protocol. Author Y managed the literature searches and analyses. Authors X and Z undertook the statistical analysis, and author W wrote the first draft of the manuscript. All authors contributed to and have approved the final manuscript.</text:span></text:span></text:p>
      <text:p text:style-name="P2"><text:span text:style-name="T5">The third aspect of the Journal's new policy concerns the </text:span><text:span text:style-name="Strong_20_Emphasis"><text:span text:style-name="T2">Conflict of Interest</text:span></text:span><text:span text:style-name="T5">. ALL authors are requested to disclose any actual or potential conflict of interest including any financial, personal or other relationships with other people or organizations within three (3) years of beginning the work submitted that could inappropriately influence, or be perceived to influence, their work.</text:span></text:p>
      <text:p text:style-name="P3">Examples of potential conflicts of interest which should be disclosed include employment, consultancies, stock ownership (except for personal investment <text:soft-page-break/>purposes equal to the lesser of one percent (1%) or USD 5000), honoraria, paid expert testimony, patent applications, registrations, and grants. If there are no conflicts of interest, authors should state that there are none.</text:p>
      <text:p text:style-name="P2"><text:span text:style-name="Emphasis"><text:span text:style-name="T3">eg, Author Y owns shares in pharma company A. Author X and Z have consulted for pharma company B. All other authors declare that they have no conflicts of interest.</text:span></text:span></text:p>
      <text:p text:style-name="P2"><text:span text:style-name="T5">Finally, before the references, the Journal will publish </text:span><text:span text:style-name="Strong_20_Emphasis"><text:span text:style-name="T2">Acknowledgements</text:span></text:span><text:span text:style-name="T5">, in a separate section, and not as a footnote on the title page.</text:span></text:p>
      <text:p text:style-name="P2"><text:span text:style-name="Emphasis"><text:span text:style-name="T3">eg, We thank Mr A, who kindly provided the data necessary for our analysis, and Miss B, who assisted with the preparation and proof-reading of the manuscript.</text:span></text:span></text:p>
      <text:p text:style-name="P2"><text:span text:style-name="Strong_20_Emphasis"><text:span text:style-name="T2">NB.</text:span></text:span><text:span text:style-name="T5"> During the online submission process the author will be prompted to </text:span><text:span text:style-name="Strong_20_Emphasis"><text:span text:style-name="T2">upload these four mandatory author disclosures as separate items.</text:span></text:span><text:span text:style-name="T5"> They will be automatically incorporated in the PDF builder of the online submission system. Please do not include in the main manuscripts.</text:span></text:p>
      <text:p text:style-name="P2"><text:span text:style-name="Emphasis"><text:span text:style-name="T3">References.</text:span></text:span><text:span text:style-name="T5">See separate section, below.</text:span></text:p>
      <text:p text:style-name="P2"><text:span text:style-name="Emphasis"><text:span text:style-name="T3">Figure legends, tables, figures, schemes.</text:span></text:span><text:span text:style-name="T5"> Present these, in this order, at the end of the article. Figures and photographs of good quality should also be submitted online as a separate file.</text:span></text:p>
      <text:p text:style-name="P2"><text:span text:style-name="Emphasis"><text:span text:style-name="T3">Tables.</text:span></text:span><text:span text:style-name="T5"> Number tables consecutively in accordance with their appearance in the text. Place footnotes to tables below the table body and indicate them with superscript lowercase letters. Avoid vertical rules. Be sparing in the use of tables and ensure that the data presented in tables do not duplicate results described elsewhere in the article.</text:span></text:p>
      <text:p text:style-name="P2"><text:span text:style-name="Emphasis"><text:span text:style-name="T3">Nomenclature and units.</text:span></text:span><text:span text:style-name="T5"> Follow internationally accepted rules and conventions: use the international system of units (SI). If other quantities are mentioned, give their equivalent in SI.</text:span></text:p>
      <text:p text:style-name="P2"><text:span text:style-name="Emphasis"><text:span text:style-name="T3">DNA sequences and GenBank Accession numbers.</text:span></text:span><text:span text:style-name="T5"> Many Elsevier journals cite "gene accession numbers" in their running text and footnotes. Gene accession numbers refer to genes or DNA sequences about which further information can be found in the databases at the National Center for Biotechnical Information (NCBI) at the National Library of Medicine. Elsevier authors wishing to enable </text:span><text:soft-page-break/><text:span text:style-name="T5">other scientists to use the accession numbers cited in their papers via links to these sources, should type this information in the following manner:</text:span></text:p>
      <text:p text:style-name="P2"><text:span text:style-name="Emphasis"><text:span text:style-name="T3">For each and every accession number cited in an article</text:span></text:span><text:span text:style-name="T5">, authors should type the accession number </text:span><text:span text:style-name="Strong_20_Emphasis"><text:span text:style-name="T7">in bold</text:span></text:span><text:span text:style-name="T5">, </text:span><text:span text:style-name="Strong_20_Emphasis"><text:span text:style-name="T7">underlined text</text:span></text:span><text:span text:style-name="T5">. Letters in the accession number should always be capitalised. (See Example below). This combination of letters and format will enable Elsevier's typesetters to recognise the relevant texts as accession numbers and add the required link to GenBank's sequences.</text:span></text:p>
      <text:p text:style-name="P2"><text:span text:style-name="Strong_20_Emphasis"><text:span text:style-name="T2">Example:</text:span></text:span><text:span text:style-name="T5"> "GenBank accession nos. </text:span><text:span text:style-name="Strong_20_Emphasis"><text:span text:style-name="T7">AI631510</text:span></text:span><text:span text:style-name="Strong_20_Emphasis"><text:span text:style-name="T2">, </text:span></text:span><text:span text:style-name="Strong_20_Emphasis"><text:span text:style-name="T7">AI631511</text:span></text:span><text:span text:style-name="Strong_20_Emphasis"><text:span text:style-name="T2">, </text:span></text:span><text:span text:style-name="Strong_20_Emphasis"><text:span text:style-name="T7">AI632198</text:span></text:span><text:span text:style-name="Strong_20_Emphasis"><text:span text:style-name="T2">, and </text:span></text:span><text:span text:style-name="Strong_20_Emphasis"><text:span text:style-name="T7">BF223228</text:span></text:span><text:span text:style-name="T5">), a B-cell tumor from a chronic lymphatic leukemia (GenBank accession no. </text:span><text:span text:style-name="Strong_20_Emphasis"><text:span text:style-name="T7">BE675048</text:span></text:span><text:span text:style-name="T5">), and a T-cell lymphoma (GenBank accession no. </text:span><text:span text:style-name="Strong_20_Emphasis"><text:span text:style-name="T7">AA361117</text:span></text:span><text:span text:style-name="T5">)".</text:span></text:p>
      <text:p text:style-name="P2"><text:span text:style-name="T5">Authors are encouraged to check accession numbers used very carefully. </text:span><text:span text:style-name="Strong_20_Emphasis"><text:span text:style-name="T2">An error in a letter or number can result in a dead link.</text:span></text:span><text:span text:style-name="T5"> In the final version of the </text:span><text:span text:style-name="Emphasis"><text:span text:style-name="Strong_20_Emphasis"><text:span text:style-name="T4">printed</text:span></text:span></text:span><text:span text:style-name="Strong_20_Emphasis"><text:span text:style-name="T2">article</text:span></text:span><text:span text:style-name="T5">, the accession number text will not appear bold or underlined. In the final version of the </text:span><text:span text:style-name="Strong_20_Emphasis"><text:span text:style-name="Emphasis"><text:span text:style-name="T4">electronic</text:span></text:span></text:span><text:span text:style-name="T5"> </text:span><text:span text:style-name="Strong_20_Emphasis"><text:span text:style-name="T2">copy</text:span></text:span><text:span text:style-name="T5">, the accession number text will be linked to the appropriate source in the NCBI databases enabling readers to go directly to that source from the article.</text:span></text:p>
      <text:p text:style-name="P2"><text:span text:style-name="Strong_20_Emphasis"><text:span text:style-name="T2">Video data</text:span></text:span></text:p>
      <text:p text:style-name="P2"><text:span text:style-name="T5">Elsevier accepts video material and animation sequences to support and enhance your scientific research. Authors who have video or animation files that they wish to submit with their article are strongly encouraged to include these within the body of the article. This can be done in the same way as a figure or table by referring to the video or animation content and noting in the body text where it should be placed. All submitted files should be properly labeled so that they directly relate to the video file's content. In order to ensure that your video or animation material is directly usable, please provide the files in one of our recommended file formats with a preferred maximum size of 50 MB. Video and animation files supplied will be published online in the electronic version of your article in Elsevier Web products, including ScienceDirect: </text:span><text:a xlink:type="simple" xlink:href="http://www.sciencedirect.com/" office:target-frame-name="_blank" xlink:show="new" text:style-name="Internet_20_link" text:visited-style-name="Visited_20_Internet_20_Link"><text:span text:style-name="T8">http://www.sciencedirect.com</text:span></text:a><text:span text:style-name="T5">. Please supply 'stills' with your files: you can choose any frame from the video or animation or make a separate image. These will be used instead of standard icons and will </text:span><text:soft-page-break/><text:span text:style-name="T5">personalize the link to your video data. For more detailed instructions please visit our video instruction pages at </text:span><text:a xlink:type="simple" xlink:href="http://www.elsevier.com/artworkinstructions" text:style-name="Internet_20_link" text:visited-style-name="Visited_20_Internet_20_Link"><text:span text:style-name="T8">http://www.elsevier.com/artworkinstructions</text:span></text:a><text:span text:style-name="T5">. Note: since video and animation cannot be embedded in the print version of the journal, please provide text for both the electronic and the print version for the portions of the article that refer to this content. </text:span></text:p>
      <text:p text:style-name="P2"><text:span text:style-name="Strong_20_Emphasis"><text:span text:style-name="T2">Supplementary data</text:span></text:span></text:p>
      <text:p text:style-name="P2"><text:span text:style-name="T5">Elsevier accepts electronic supplementary material to support and enhance your scientific research. Supplementary files offer the author additional possibilities to publish supporting applications, high-resolution images, background datasets, sound clips and more. Supplementary files supplied will be published online alongside the electronic version of your article in Elsevier Web products, including ScienceDirect: </text:span><text:a xlink:type="simple" xlink:href="http://www.sciencedirect.com/" office:target-frame-name="_blank" xlink:show="new" text:style-name="Internet_20_link" text:visited-style-name="Visited_20_Internet_20_Link"><text:span text:style-name="T8">http://www.sciencedirect.com</text:span></text:a><text:span text:style-name="T5">. In order to ensure that your submitted material is directly usable, please provide the data in one of our recommended file formats. Authors should submit the material in electronic format together with the article and supply a concise and descriptive caption for each file. For more detailed instructions please visit our artwork instruction pages at </text:span><text:a xlink:type="simple" xlink:href="http://www.elsevier.com/artworkinstructions" text:style-name="Internet_20_link" text:visited-style-name="Visited_20_Internet_20_Link"><text:span text:style-name="T8">http://www.elsevier.com/artworkinstructions</text:span></text:a></text:p>
      <text:p text:style-name="P2"><text:span text:style-name="Strong_20_Emphasis"><text:span text:style-name="T2">3D Neuroimaging</text:span></text:span></text:p>
      <text:p text:style-name="P2"><text:span text:style-name="T5">You can enrich your online articles by providing 3D neuroimaging data in NIfTI format. This will be visualized for readers using the interactive viewer embedded within your article, and will enable them to: browse through available neuroimaging datasets; zoom, rotate and pan the 3D brain reconstruction; cut through the volume; change opacity and color mapping; switch between 3D and 2D projected views; and download the data. The viewer supports both single (.nii) and dual (.hdr and .img) NIfTI file formats. Recommended size of a single uncompressed dataset is ≤100 MB. Multiple datasets can be submitted. Each dataset will have to be zipped and uploaded to the online submission system via the ‘3D neuroimaging data’ submission category. Please provide a short informative description for each dataset by filling in the ‘Description’ field when uploading a dataset. Note: all datasets will be available for downloading from the online article on ScienceDirect. If you </text:span><text:soft-page-break/><text:span text:style-name="T5">have concerns about your data being downloadable, please provide a video instead. For more information see: </text:span><text:a xlink:type="simple" xlink:href="http://www.elsevier.com/3DNeuroimaging" text:style-name="Internet_20_link" text:visited-style-name="Visited_20_Internet_20_Link"><text:span text:style-name="T8">http://www.elsevier.com/3DNeuroimaging</text:span></text:a></text:p>
      <text:p text:style-name="P2"><text:span text:style-name="Emphasis"><text:span text:style-name="T3">Policy and ethics.</text:span></text:span><text:span text:style-name="T5"> The work described in your article must have been carried out in accordance with The Code of Ethics of the World Medical Association (Declaration of Helsinki) for experiments involving humans; </text:span><text:a xlink:type="simple" xlink:href="http://www.wma.net/e/policy/b3.htm" office:target-frame-name="_blank" xlink:show="new" text:style-name="Internet_20_link" text:visited-style-name="Visited_20_Internet_20_Link"><text:span text:style-name="T8">http://www.wma.net/e/policy/b3.htm</text:span></text:a><text:span text:style-name="T5"> and with the internationally accepted principles in the care and use of experimental animals. This must be stated at an appropriate point in the article.</text:span></text:p>
      <text:p text:style-name="P2"><text:span text:style-name="Strong_20_Emphasis"><text:span text:style-name="T2">References</text:span></text:span></text:p>
      <text:p text:style-name="P2"><text:span text:style-name="Emphasis"><text:span text:style-name="T3">Citation in text</text:span></text:span><text:span text:style-name="T5"><text:line-break/>Please ensure that every reference cited in the text is also present in the reference list (and vice versa). Any references cited in the abstract must be given in full. Unpublished results and personal communications are not recommended in the reference list, but may be mentioned in the text. If these references are included in the reference list they should follow the standard reference style of the journal and should include a substitution of the publication date with either 'Unpublished results' or 'Personal communication'. Citation of a reference as 'in press' implies that the item has been accepted for publication.</text:span></text:p>
      <text:p text:style-name="P2"><text:span text:style-name="Emphasis"><text:span text:style-name="T3">Web references</text:span></text:span><text:span text:style-name="T5"><text:line-break/>As a minimum, the full URL should be given and the date when the reference was last accessed. Any further information, if known (DOI, author names, dates, reference to a source publication, etc.), should also be given. Web references can be listed separately (e.g., after the reference list) under a different heading if desired, or can be included in the reference list.</text:span></text:p>
      <text:p text:style-name="P2"><text:span text:style-name="Emphasis"><text:span text:style-name="T3">Reference management software</text:span></text:span><text:span text:style-name="T5"><text:line-break/>This journal has standard templates available in key reference management packages EndNote (</text:span><text:a xlink:type="simple" xlink:href="http://www.endnote.com/support/enstyles.asp" office:target-frame-name="_blank" xlink:show="new" text:style-name="Internet_20_link" text:visited-style-name="Visited_20_Internet_20_Link"><text:span text:style-name="T8">http://www.endnote.com/support/enstyles.asp</text:span></text:a><text:span text:style-name="T5">) and Reference Manager (</text:span><text:a xlink:type="simple" xlink:href="http://refman.com/support/rmstyles.asp" office:target-frame-name="_blank" xlink:show="new" text:style-name="Internet_20_link" text:visited-style-name="Visited_20_Internet_20_Link"><text:span text:style-name="T8">http://refman.com/support/rmstyles.asp</text:span></text:a><text:span text:style-name="T5">). Using plug-ins to wordprocessing packages, authors only need to select the appropriate journal template when preparing their article and the list of references and citations to these will be formatted according to the journal style.</text:span></text:p>
      <text:p text:style-name="P3"><text:soft-page-break/>Responsibility for the accuracy of bibliographic citations lies entirely with the authors.</text:p>
      <text:p text:style-name="P2"><text:span text:style-name="Emphasis"><text:span text:style-name="T3">Text: </text:span></text:span><text:span text:style-name="T5">All citations in the text should refer to:</text:span></text:p>
      <text:p text:style-name="P2"><text:span text:style-name="T5">1. </text:span><text:span text:style-name="Emphasis"><text:span text:style-name="T3">Single author:</text:span></text:span><text:span text:style-name="T5"> the author's name (without initials, unless there is ambiguity) and the year of publication;<text:line-break/>2.</text:span><text:span text:style-name="Emphasis"><text:span text:style-name="T6"> </text:span></text:span><text:span text:style-name="Emphasis"><text:span text:style-name="T3">Two authors:</text:span></text:span><text:span text:style-name="T5"> both authors' names and the year of publication;<text:line-break/>3. </text:span><text:span text:style-name="Emphasis"><text:span text:style-name="T3">Three or more authors:</text:span></text:span><text:span text:style-name="T5"> first author's name followed by 'et al.' and the year of publication.</text:span></text:p>
      <text:p text:style-name="P3">Citations may be made directly (or parenthetically). Groups of references should be listed first alphabetically, then chronologically.</text:p>
      <text:p text:style-name="P2"><text:span text:style-name="Emphasis"><text:span text:style-name="T3">Examples:</text:span></text:span><text:span text:style-name="T5"> "as demonstrated (Allan, 1996a, 1996b, 1999; Allan and Jones, 1995). Kramer et al. (2000) have recently shown ...."</text:span></text:p>
      <text:p text:style-name="P2"><text:span text:style-name="Emphasis"><text:span text:style-name="T3">List:</text:span></text:span><text:span text:style-name="T5"> References should be arranged first alphabetically and then further sorted chronologically if necessary. More than one reference from the same author(s) in the same year must be identified by the letters "a", "b", "c", etc., placed after the year of publication.</text:span></text:p>
      <text:p text:style-name="P2"><text:span text:style-name="Emphasis"><text:span text:style-name="T3">Examples:</text:span></text:span></text:p>
      <text:p text:style-name="P2"><text:span text:style-name="Emphasis"><text:span text:style-name="T3">Reference to a journal publication:</text:span></text:span><text:span text:style-name="T5"><text:line-break/>Van der Geer, J., Hanraads, J.A.J., Lupton, R.A., 2000. The art of writing a scientific article. J. Sci. Commun. 163 (2) 51-59.</text:span></text:p>
      <text:p text:style-name="P2"><text:span text:style-name="Emphasis"><text:span text:style-name="T3">Reference to a book:</text:span></text:span><text:span text:style-name="T5"><text:line-break/>Strunk Jr., W., White, E.B., 1979. The Elements of Style, third ed. Macmillan, New York.</text:span></text:p>
      <text:p text:style-name="P2"><text:span text:style-name="Emphasis"><text:span text:style-name="T3">Reference to a chapter in an edited book:</text:span></text:span><text:span text:style-name="T5"><text:line-break/>Mettam, G.R., Adams, L.B., 1999. How to prepare an electronic version of your article, in: Jones, B.S., Smith , R.Z. (Eds.), Introduction to the Electronic Age. E-Publishing Inc., New York, pp. 281-304.</text:span></text:p>
      <text:p text:style-name="P2"><text:span text:style-name="T5">Journal names should be abbreviated according to the List of serial title word abbreviations: </text:span><text:a xlink:type="simple" xlink:href="http://www.issn.org/services/online-services/access-to-the-ltwa/" office:target-frame-name="_blank" xlink:show="new" text:style-name="Internet_20_link" text:visited-style-name="Visited_20_Internet_20_Link"><text:span text:style-name="T8">http://www.issn.org/services/online-services/access-to-the-ltwa/</text:span></text:a></text:p>
      <text:p text:style-name="P2"><text:span text:style-name="Strong_20_Emphasis"><text:span text:style-name="T2">Preparation of electronic illustrations and services</text:span></text:span></text:p>
      <text:p text:style-name="P2"><text:span text:style-name="Emphasis"><text:span text:style-name="T3">General points</text:span></text:span></text:p>
      <text:p text:style-name="P2"><text:soft-page-break/>•<text:span text:style-name="T5">Always supply high-quality printouts of your artwork, in case conversion of the electronic artwork is problematic.<text:line-break/>•Make sure you use uniform lettering and sizing of your original artwork.<text:line-break/>•Save text in illustrations as "graphics" or enclose the font.<text:line-break/>•Only use the following fonts in your illustrations: Arial, Courier, Helvetica, Times, Symbol.<text:line-break/>•Number the illustrations according to their sequence in the text.<text:line-break/>•Use a logical naming convention for your artwork files, and supply a separate listing of the files and the software used.<text:line-break/>•Upload all illustrations as separate files.<text:line-break/>•Provide captions to illustrations separately.<text:line-break/>•Produce images near to the desired size of the printed version. This journal offers electronic submission services and graphic files can be uploaded via the online submission system.</text:span></text:p>
      <text:p text:style-name="P2"><text:span text:style-name="T5">A detailed guide on electronic artwork is available on our website:</text:span><text:a xlink:type="simple" xlink:href="http://authors.elsevier.com/artwork/schres" office:target-frame-name="_blank" xlink:show="new" text:style-name="Internet_20_link" text:visited-style-name="Visited_20_Internet_20_Link"><text:span text:style-name="T8">http://authors.elsevier.com/artwork/schres</text:span></text:a></text:p>
      <text:p text:style-name="P3">You are urged to visit this site; some excerpts from the detailed information are given here.</text:p>
      <text:p text:style-name="P2"><text:span text:style-name="Emphasis"><text:span text:style-name="T3">Formats</text:span></text:span></text:p>
      <text:p text:style-name="P2"><text:span text:style-name="T5">Regardless of the application used, when your electronic artwork is finalised, please "save as" or convert the images to one of the following formats (Note the resolution requirements for line drawings, halftones, and line/halftone combinations given below.):•EPS: Vector drawings. Embed the font or save the text as "graphics".<text:line-break/>•TIFF: Colour or greyscale photographs (halftones): always use a minimum of 300 dpi.<text:line-break/>•TIFF: Bitmapped line drawings: use a minimum of 1000 dpi.<text:line-break/>•TIFF: Combinations bitmapped line/half-tone (colour or greyscale): a minimum of 500 dpi is required.<text:line-break/>•DOC, XLS or PPT: If your electronic artwork is created in any of these Microsoft Office applications please supply "as is".<text:line-break/></text:span><text:span text:style-name="Strong_20_Emphasis"><text:span text:style-name="T7">Please do not:</text:span></text:span><text:span text:style-name="T5"><text:line-break/></text:span><text:soft-page-break/><text:span text:style-name="T5">•Supply embedded graphics in your wordprocessor (spreadsheet, presentation) document;<text:line-break/>•Supply files that are optimised for screen use (like GIF, BMP, PICT, WPG); the resolution is too low;<text:line-break/>•Supply files that are too low in resolution;<text:line-break/>•Submit graphics that are disproportionately large for the content.</text:span></text:p>
      <text:p text:style-name="P2"><text:span text:style-name="Emphasis"><text:span text:style-name="T3">Captions</text:span></text:span><text:span text:style-name="T5"><text:line-break/>Ensure that each illustration has a caption. Supply captions on a separate sheet, not attached to the figure. A caption should comprise a brief title (not on the figure itself) and a description of the illustration. Keep text in the illustrations themselves to a minimum but explain all symbols and abbreviations used.</text:span></text:p>
      <text:p text:style-name="P2"><text:span text:style-name="Emphasis"><text:span text:style-name="T3">Colourful e-Products</text:span></text:span><text:span text:style-name="T5"><text:line-break/>Figures that appear in black &amp; white in print appear in colour, online, in ScienceDirect at </text:span><text:a xlink:type="simple" xlink:href="http://www.sciencedirect.com/" office:target-frame-name="_blank" xlink:show="new" text:style-name="Internet_20_link" text:visited-style-name="Visited_20_Internet_20_Link"><text:span text:style-name="T8">http://www.sciencedirect.com</text:span></text:a><text:span text:style-name="T5">. There is no extra charge for authors who participate.</text:span></text:p>
      <text:p text:style-name="P2"><text:span text:style-name="T5">For colour reproduction in print, you will receive information regarding the costs from Elsevier after receipt of your accepted article. Please indicate your preference for colour in print or on the Web only. Because of technical complications, which can arise by converting colour figures to "grey scale" (for the printed version should you not opt for colour in print) please submit in addition usable black and white versions of all the colour illustrations. For further information on the preparation of electronic artwork, please see </text:span><text:a xlink:type="simple" xlink:href="http://authors.elsevier.com/artwork/schres" office:target-frame-name="_blank" xlink:show="new" text:style-name="Internet_20_link" text:visited-style-name="Visited_20_Internet_20_Link"><text:span text:style-name="T8">http://authors.elsevier.com/artwork/schres</text:span></text:a></text:p>
      <text:p text:style-name="P2"><text:span text:style-name="Strong_20_Emphasis"><text:span text:style-name="T2">AudioSlides</text:span></text:span></text:p>
      <text:p text:style-name="P2"><text:span text:style-name="T5">The journal encourages authors to create an AudioSlides presentation with their published article. AudioSlides are brief, webinar-style presentations that are shown next to the online article on ScienceDirect. This gives authors the opportunity to summarize their research in their own words and to help readers understand what the paper is about. More information and examples are available at </text:span><text:a xlink:type="simple" xlink:href="http://www.elsevier.com/audioslides" text:style-name="Internet_20_link" text:visited-style-name="Visited_20_Internet_20_Link"><text:span text:style-name="T8">http://www.elsevier.com/audioslides</text:span></text:a><text:span text:style-name="T5">. Authors of this journal will </text:span><text:soft-page-break/><text:span text:style-name="T5">automatically receive an invitation e-mail to create an AudioSlides presentation after acceptance of their paper.</text:span></text:p>
      <text:p text:style-name="P2"><text:span text:style-name="Strong_20_Emphasis"><text:span text:style-name="T2">Proofs</text:span></text:span><text:span text:style-name="T5"><text:line-break/>When your manuscript is received by the Publisher it is considered to be in its final form. Proofs are not to be regarded as 'drafts'.</text:span></text:p>
      <text:p text:style-name="P3">Authors should keep a copy of their manuscript files as proofs will be sent to them without the original manuscript. One set of page proofs in PDF format will be sent by e-mail to the corresponding author, to be checked for typesetting/editing. No changes in, or additions to, the accepted (and subsequently edited) manuscript will be allowed at this stage. Proofreading is solely your responsibility. A form with queries from the copyeditor may accompany your proofs. Please answer all queries and make any corrections or additions required. The Publisher reserves the right to proceed with publication if corrections are not communicated. Return corrections within two days of receipt of the proofs. Should there be no corrections, please confirm this. Elsevier will do everything possible to get your article corrected and published as quickly and accurately as possible. In order to do this we need your help. When you receive the (PDF) proof of your article for correction, it is important to ensure that all of your corrections are sent back to us in one communication. Subsequent corrections will not be possible, so please ensure your first sending is complete. Note that this does not mean you have any less time to make your corrections, just that only one set of corrections will be accepted.</text:p>
      <text:p text:style-name="P2"><text:span text:style-name="Strong_20_Emphasis"><text:span text:style-name="T2">Offprints</text:span></text:span><text:span text:style-name="T5"><text:line-break/>The corresponding author, at no cost, will be provided with a PDF file of the article via e-mail. The PDF file is a watermarked version of the published article and includes a cover sheet with the Journal cover image and a disclaimer outlining the terms and conditions of use. Additional paper offprints can be ordered by the authors. An order form with prices will be sent to the corresponding Author.</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exusSerif" svg:font-family="NexusSerif, 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3:54:23.999398736</meta:creation-date>
    <dc:date>2017-01-09T13:55:12.370379278</dc:date>
    <meta:editing-duration>PT48S</meta:editing-duration>
    <meta:editing-cycles>1</meta:editing-cycles>
    <meta:document-statistic meta:table-count="0" meta:image-count="0" meta:object-count="0" meta:page-count="15" meta:paragraph-count="104" meta:word-count="4436" meta:character-count="29607" meta:non-whitespace-character-count="25274"/>
    <meta:generator>LibreOffice/5.1.4.2$Linux_X86_64 LibreOffice_project/10m0$Build-2</meta:generator>
  </office:meta>
</office:document-meta>
</file>